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dicted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2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5/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6/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6/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6/2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  <draw:frame table:end-cell-address="'Raw-Data'.H77" table:end-x="0.2012in" table:end-y="0.052in" draw:z-index="2" draw:style-name="gr1" draw:text-style-name="P1" svg:width="6.5799in" svg:height="5.7193in" svg:x="0.1248in" svg:y="0.1669in">
              <draw:object draw:notify-on-update-of-ranges="'Raw-Data'.B24:'Raw-Data'.B33 'Raw-Data'.R2:'Raw-Data'.R2 'Raw-Data'.R24:'Raw-Data'.R33 'Raw-Data'.Q2:'Raw-Data'.Q2 'Raw-Data'.Q24:'Raw-Data'.Q32 'Raw-Data'.P2:'Raw-Data'.P2 'Raw-Data'.P24:'Raw-Data'.P32 'Raw-Data'.O2:'Raw-Data'.O2 'Raw-Data'.O24:'Raw-Data'.O32 'Raw-Data'.N2:'Raw-Data'.N2 'Raw-Data'.N24:'Raw-Data'.N32 'Raw-Data'.S2:'Raw-Data'.S2 'Raw-Data'.S24:'Raw-Data'.S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  <draw:frame table:end-cell-address="'Raw-Data'.Q65" table:end-x="0.3311in" table:end-y="0.1535in" draw:z-index="1" draw:style-name="gr1" draw:text-style-name="P1" svg:width="8.4882in" svg:height="3.1539in" svg:x="0.6067in" svg:y="0.1669in">
              <draw:object draw:notify-on-update-of-ranges="'Raw-Data'.B25:'Raw-Data'.B32 'Raw-Data'.K2:'Raw-Data'.K2 'Raw-Data'.K25:'Raw-Data'.K32 'Raw-Data'.L2:'Raw-Data'.L2 'Raw-Data'.L25:'Raw-Data'.L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 table:number-rows-repeated="9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366in" svg:x="0.5543in" svg:y="0.1669in">
              <draw:object draw:notify-on-update-of-ranges="'Raw-Data'.B25:'Raw-Data'.B32 'Raw-Data'.C2:'Raw-Data'.C2 'Raw-Data'.C25:'Raw-Data'.C32 'Raw-Data'.D2:'Raw-Data'.D2 'Raw-Data'.D25:'Raw-Data'.D32 'Raw-Data'.F2:'Raw-Data'.F2 'Raw-Data'.F25:'Raw-Data'.F32 'Raw-Data'.G2:'Raw-Data'.G2 'Raw-Data'.G25:'Raw-Data'.G32 'Raw-Data'.H2:'Raw-Data'.H2 'Raw-Data'.H25:'Raw-Data'.H32 'Raw-Data'.I2:'Raw-Data'.I2 'Raw-Data'.I25:'Raw-Data'.I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Sheet2.I47" table:end-x="0.8902in" table:end-y="0.1303in" draw:z-index="0" draw:style-name="gr1" draw:text-style-name="P1" svg:width="7.2874in" svg:height="5.1535in" svg:x="0.1272in" svg:y="0.122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000-00-00T00:00:04.141758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6-20T17:43:59.171609320</dc:date>
    <meta:editing-duration>P8DT19H22M45S</meta:editing-duration>
    <meta:editing-cycles>338</meta:editing-cycles>
    <meta:generator>LibreOffice/4.1.3.2$Linux_X86_64 LibreOffice_project/410$Build-2</meta:generator>
    <dc:creator>twu </dc:creator>
    <meta:document-statistic meta:table-count="3" meta:cell-count="9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03cm" xlink:href=".." xlink:type="simple" chart:class="chart:bar" chart:style-name="ch1">
        <chart:title svg:x="7.966cm" svg:y="0.388cm" chart:style-name="ch2">
          <text:p>All Defects</text:p>
        </chart:title>
        <chart:legend chart:legend-position="end" svg:x="17.044cm" svg:y="2.944cm" style:legend-expansion="high" chart:style-name="ch3"/>
        <chart:plot-area chart:style-name="ch4" table:cell-range-address="'Raw-Data'.B25:'Raw-Data'.D32 'Raw-Data'.C2:'Raw-Data'.D2 'Raw-Data'.F2:'Raw-Data'.I2 'Raw-Data'.F25:'Raw-Data'.I32" chart:data-source-has-labels="both" svg:x="0.918cm" svg:y="1.26cm" svg:width="15.299cm" svg:height="6.679cm">
          <chartooo:coordinate-region svg:x="1.725cm" svg:y="1.459cm" svg:width="14.492cm" svg:height="5.833cm"/>
          <chart:axis chart:dimension="x" chart:name="primary-x" chart:style-name="ch5" chartooo:axis-type="auto">
            <chartooo:date-scale/>
            <chart:categories table:cell-range-address="'Raw-Data'.B25:'Raw-Data'.B32"/>
          </chart:axis>
          <chart:axis chart:dimension="y" chart:name="primary-y" chart:style-name="ch6"/>
          <chart:series chart:style-name="ch7" chart:values-cell-range-address="'Raw-Data'.C25:'Raw-Data'.C32" chart:label-cell-address="'Raw-Data'.C2:'Raw-Data'.C2" chart:class="chart:bar">
            <chart:data-point chart:repeated="8"/>
          </chart:series>
          <chart:series chart:style-name="ch8" chart:values-cell-range-address="'Raw-Data'.D25:'Raw-Data'.D32" chart:label-cell-address="'Raw-Data'.D2:'Raw-Data'.D2" chart:class="chart:bar">
            <chart:data-point chart:repeated="8"/>
          </chart:series>
          <chart:series chart:style-name="ch9" chart:values-cell-range-address="'Raw-Data'.F25:'Raw-Data'.F32" chart:label-cell-address="'Raw-Data'.F2:'Raw-Data'.F2" chart:class="chart:bar">
            <chart:data-point chart:repeated="8"/>
          </chart:series>
          <chart:series chart:style-name="ch10" chart:values-cell-range-address="'Raw-Data'.G25:'Raw-Data'.G32" chart:label-cell-address="'Raw-Data'.G2:'Raw-Data'.G2" chart:class="chart:bar">
            <chart:data-point chart:repeated="8"/>
          </chart:series>
          <chart:series chart:style-name="ch11" chart:values-cell-range-address="'Raw-Data'.H25:'Raw-Data'.H32" chart:label-cell-address="'Raw-Data'.H2:'Raw-Data'.H2" chart:class="chart:bar">
            <chart:data-point chart:repeated="8"/>
          </chart:series>
          <chart:series chart:style-name="ch12" chart:values-cell-range-address="'Raw-Data'.I25:'Raw-Data'.I32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25</text:p>
                <draw:g>
                  <svg:desc>'Raw-Data'.B25:'Raw-Data'.B32</svg:desc>
                </draw:g>
              </table:table-cell>
              <table:table-cell office:value-type="float" office:value="0">
                <text:p>0</text:p>
                <draw:g>
                  <svg:desc>'Raw-Data'.C25:'Raw-Data'.C32</svg:desc>
                </draw:g>
              </table:table-cell>
              <table:table-cell office:value-type="float" office:value="0">
                <text:p>0</text:p>
                <draw:g>
                  <svg:desc>'Raw-Data'.D25:'Raw-Data'.D32</svg:desc>
                </draw:g>
              </table:table-cell>
              <table:table-cell office:value-type="float" office:value="14">
                <text:p>14</text:p>
                <draw:g>
                  <svg:desc>'Raw-Data'.F25:'Raw-Data'.F32</svg:desc>
                </draw:g>
              </table:table-cell>
              <table:table-cell office:value-type="float" office:value="1">
                <text:p>1</text:p>
                <draw:g>
                  <svg:desc>'Raw-Data'.G25:'Raw-Data'.G32</svg:desc>
                </draw:g>
              </table:table-cell>
              <table:table-cell office:value-type="float" office:value="417">
                <text:p>417</text:p>
                <draw:g>
                  <svg:desc>'Raw-Data'.H25:'Raw-Data'.H32</svg:desc>
                </draw:g>
              </table:table-cell>
              <table:table-cell office:value-type="float" office:value="439">
                <text:p>439</text:p>
                <draw:g>
                  <svg:desc>'Raw-Data'.I25:'Raw-Data'.I32</svg:desc>
                </draw:g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21cm" chart:style-name="ch2">
          <text:p>New and Closed defects (weekly)</text:p>
        </chart:title>
        <chart:legend chart:legend-position="end" svg:x="18.049cm" svg:y="3.558cm" style:legend-expansion="high" chart:style-name="ch3"/>
        <chart:plot-area chart:style-name="ch4" table:cell-range-address="'Raw-Data'.B25:'Raw-Data'.B32 'Raw-Data'.K2:'Raw-Data'.L2 'Raw-Data'.K25:'Raw-Data'.L32" chart:data-source-has-labels="both" svg:x="1.143cm" svg:y="1.196cm" svg:width="16.209cm" svg:height="6.267cm">
          <chartooo:coordinate-region svg:x="1.764cm" svg:y="1.395cm" svg:width="15.588cm" svg:height="5.421cm"/>
          <chart:axis chart:dimension="x" chart:name="primary-x" chart:style-name="ch5" chartooo:axis-type="text">
            <chart:categories table:cell-range-address="'Raw-Data'.B25:'Raw-Data'.B32"/>
          </chart:axis>
          <chart:axis chart:dimension="y" chart:name="primary-y" chart:style-name="ch6"/>
          <chart:series chart:style-name="ch7" chart:values-cell-range-address="'Raw-Data'.K25:'Raw-Data'.K32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5:'Raw-Data'.L32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25</text:p>
                <draw:g>
                  <svg:desc>'Raw-Data'.B25:'Raw-Data'.B32</svg:desc>
                </draw:g>
              </table:table-cell>
              <table:table-cell office:value-type="float" office:value="4">
                <text:p>4</text:p>
                <draw:g>
                  <svg:desc>'Raw-Data'.K25:'Raw-Data'.K32</svg:desc>
                </draw:g>
              </table:table-cell>
              <table:table-cell office:value-type="float" office:value="9">
                <text:p>9</text:p>
                <draw:g>
                  <svg:desc>'Raw-Data'.L25:'Raw-Data'.L32</svg:desc>
                </draw:g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6cm" xlink:href=".." xlink:type="simple" chart:class="chart:bar" chart:column-mapping="2 1" chart:style-name="ch1">
        <chart:title svg:x="2.653cm" svg:y="1.13cm" chart:style-name="ch2">
          <text:p>Open Defect by Severity (weekly)</text:p>
        </chart:title>
        <chart:legend svg:x="12.855cm" svg:y="5.729cm" style:legend-expansion="custom" chartooo:width="3.723cm" chartooo:height="3.887cm" style:legend-expansion-aspect-ratio="0.957808078209416" chart:style-name="ch3"/>
        <chart:plot-area chart:style-name="ch4" table:cell-range-address="'Raw-Data'.B24:'Raw-Data'.B33 'Raw-Data'.N2:'Raw-Data'.S2 'Raw-Data'.R24:'Raw-Data'.S33 'Raw-Data'.N24:'Raw-Data'.Q32" chart:data-source-has-labels="both" svg:x="0.748cm" svg:y="2.246cm" svg:width="11.437cm" svg:height="11.392cm">
          <chartooo:coordinate-region svg:x="1.369cm" svg:y="2.445cm" svg:width="10.816cm" svg:height="10.546cm"/>
          <chart:axis chart:dimension="x" chart:name="primary-x" chart:style-name="ch5" chartooo:axis-type="auto">
            <chartooo:date-scale/>
            <chart:categories table:cell-range-address="'Raw-Data'.B24:'Raw-Data'.B33"/>
          </chart:axis>
          <chart:axis chart:dimension="y" chart:name="primary-y" chart:style-name="ch6"/>
          <chart:series chart:style-name="ch7" chart:values-cell-range-address="'Raw-Data'.R24:'Raw-Data'.R33" chart:label-cell-address="'Raw-Data'.R2:'Raw-Data'.R2" chart:class="chart:bar">
            <chart:data-point chart:repeated="10"/>
          </chart:series>
          <chart:series chart:style-name="ch8" chart:values-cell-range-address="'Raw-Data'.Q24:'Raw-Data'.Q32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4:'Raw-Data'.P32" chart:label-cell-address="'Raw-Data'.P2:'Raw-Data'.P2" chart:class="chart:bar">
            <chart:data-point chart:repeated="9"/>
          </chart:series>
          <chart:series chart:style-name="ch11" chart:values-cell-range-address="'Raw-Data'.O24:'Raw-Data'.O32" chart:label-cell-address="'Raw-Data'.O2:'Raw-Data'.O2" chart:class="chart:bar">
            <chart:data-point chart:repeated="9"/>
          </chart:series>
          <chart:series chart:style-name="ch12" chart:values-cell-range-address="'Raw-Data'.N24:'Raw-Data'.N32" chart:label-cell-address="'Raw-Data'.N2:'Raw-Data'.N2" chart:class="chart:bar">
            <chart:data-point chart:repeated="9"/>
          </chart:series>
          <chart:series chart:style-name="ch13" chart:values-cell-range-address="'Raw-Data'.S24:'Raw-Data'.S33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18</text:p>
                <draw:g>
                  <svg:desc>'Raw-Data'.B24:'Raw-Data'.B33</svg:desc>
                </draw:g>
              </table:table-cell>
              <table:table-cell office:value-type="float" office:value="2">
                <text:p>2</text:p>
                <draw:g>
                  <svg:desc>'Raw-Data'.R24:'Raw-Data'.R33</svg:desc>
                </draw:g>
              </table:table-cell>
              <table:table-cell office:value-type="float" office:value="8">
                <text:p>8</text:p>
                <draw:g>
                  <svg:desc>'Raw-Data'.Q24:'Raw-Data'.Q32</svg:desc>
                </draw:g>
              </table:table-cell>
              <table:table-cell office:value-type="float" office:value="10">
                <text:p>10</text:p>
                <draw:g>
                  <svg:desc>'Raw-Data'.P24:'Raw-Data'.P32</svg:desc>
                </draw:g>
              </table:table-cell>
              <table:table-cell office:value-type="float" office:value="0">
                <text:p>0</text:p>
                <draw:g>
                  <svg:desc>'Raw-Data'.O24:'Raw-Data'.O32</svg:desc>
                </draw:g>
              </table:table-cell>
              <table:table-cell office:value-type="float" office:value="0">
                <text:p>0</text:p>
                <draw:g>
                  <svg:desc>'Raw-Data'.N24:'Raw-Data'.N32</svg:desc>
                </draw:g>
              </table:table-cell>
              <table:table-cell office:value-type="float" office:value="19">
                <text:p>19</text:p>
                <draw:g>
                  <svg:desc>'Raw-Data'.S24:'Raw-Data'.S33</svg:desc>
                </draw:g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